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style-name="ce59" office:value-type="float" office:value="6155" calcext:value-type="float">
            <text:p><text:s text:c="3"/>6,155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style-name="ce59" office:value-type="float" office:value="6046" calcext:value-type="float">
            <text:p><text:s text:c="3"/>6,046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style-name="ce60" office:value-type="float" office:value="3200" calcext:value-type="float">
            <text:p><text:s text:c="3"/>3,20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3172" calcext:value-type="float">
            <text:p><text:s text:c="3"/>3,17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style-name="ce60" office:value-type="float" office:value="2955" calcext:value-type="float">
            <text:p><text:s text:c="3"/>2,955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2874" calcext:value-type="float">
            <text:p><text:s text:c="3"/>2,87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style-name="ce59" office:value-type="float" office:value="7419" calcext:value-type="float">
            <text:p><text:s text:c="3"/>7,419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52" calcext:value-type="float">
            <text:p><text:s text:c="3"/>3,952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72" calcext:value-type="float">
            <text:p><text:s text:c="3"/>3,572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491" calcext:value-type="float">
            <text:p><text:s text:c="3"/>3,491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459" calcext:value-type="float">
            <text:p><text:s text:c="3"/>459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458" calcext:value-type="float">
            <text:p><text:s text:c="3"/>458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08" calcext:value-type="float">
            <text:p><text:s text:c="3"/>408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4475" calcext:value-type="float">
            <text:p><text:s text:c="3"/>4,475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number-columns-repeated="2" table:style-name="ce59" office:value-type="float" office:value="78" calcext:value-type="float">
            <text:p><text:s text:c="3"/>7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378" calcext:value-type="float">
            <text:p><text:s text:c="3"/>3,378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2" table:style-name="ce60" office:value-type="float" office:value="62" calcext:value-type="float">
            <text:p><text:s text:c="3"/>6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387" calcext:value-type="float">
            <text:p><text:s text:c="3"/>387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342" calcext:value-type="float">
            <text:p><text:s text:c="3"/>34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3927" calcext:value-type="float">
            <text:p><text:s text:c="3"/>3,927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31" calcext:value-type="float">
            <text:p><text:s text:c="3"/>3,831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414" calcext:value-type="float">
            <text:p><text:s text:c="3"/>414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style-name="ce59" office:value-type="float" office:value="8403" calcext:value-type="float">
            <text:p><text:s text:c="3"/>8,403</text:p>
          </table:table-cell>
          <table:table-cell table:style-name="ce59" office:value-type="float" office:value="413" calcext:value-type="float">
            <text:p><text:s text:c="3"/>413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style-name="ce60" office:value-type="float" office:value="4485" calcext:value-type="float">
            <text:p><text:s text:c="3"/>4,48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465" calcext:value-type="float">
            <text:p><text:s text:c="3"/>4,46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20" calcext:value-type="float">
            <text:p><text:s text:c="3"/>2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4033" calcext:value-type="float">
            <text:p><text:s text:c="3"/>4,033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style-name="ce59" office:value-type="float" office:value="8751" calcext:value-type="float">
            <text:p><text:s text:c="3"/>8,751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style-name="ce59" office:value-type="float" office:value="8595" calcext:value-type="float">
            <text:p><text:s text:c="3"/>8,595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number-columns-repeated="2" table:style-name="ce59" office:value-type="float" office:value="156" calcext:value-type="float">
            <text:p><text:s text:c="3"/>15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558" calcext:value-type="float">
            <text:p><text:s text:c="3"/>4,55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52" calcext:value-type="float">
            <text:p><text:s text:c="3"/>5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style-name="ce60" office:value-type="float" office:value="4141" calcext:value-type="float">
            <text:p><text:s text:c="3"/>4,141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037" calcext:value-type="float">
            <text:p><text:s text:c="3"/>4,03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04" calcext:value-type="float">
            <text:p><text:s text:c="3"/>10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style-name="ce59" office:value-type="float" office:value="7978" calcext:value-type="float">
            <text:p><text:s text:c="3"/>7,978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style-name="ce59" office:value-type="float" office:value="7829" calcext:value-type="float">
            <text:p><text:s text:c="3"/>7,829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4152" calcext:value-type="float">
            <text:p><text:s text:c="3"/>4,15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style-name="ce60" office:value-type="float" office:value="3789" calcext:value-type="float">
            <text:p><text:s text:c="3"/>3,789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2" calcext:value-type="float">
            <text:p><text:s text:c="3"/>11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number-columns-repeated="2" table:style-name="ce59" office:value-type="float" office:value="152" calcext:value-type="float">
            <text:p><text:s text:c="3"/>15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44" calcext:value-type="float">
            <text:p><text:s text:c="3"/>4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60" office:value-type="float" office:value="4046" calcext:value-type="float">
            <text:p><text:s text:c="3"/>4,046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3753" calcext:value-type="float">
            <text:p><text:s text:c="3"/>3,753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  <text:p>截至1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006" calcext:value-type="float">
            <text:p><text:s text:c="3"/>9,006</text:p>
          </table:table-cell>
          <table:table-cell table:style-name="ce57" office:value-type="float" office:value="8309" calcext:value-type="float">
            <text:p><text:s text:c="3"/>8,309</text:p>
          </table:table-cell>
          <table:table-cell table:style-name="ce57" office:value-type="float" office:value="366" calcext:value-type="float">
            <text:p><text:s text:c="3"/>366</text:p>
          </table:table-cell>
          <table:table-cell table:style-name="ce57" office:value-type="float" office:value="343" calcext:value-type="float">
            <text:p><text:s text:c="3"/>343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331" calcext:value-type="float">
            <text:p><text:s text:c="3"/>331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69" calcext:value-type="float">
            <text:p><text:s text:c="3"/>69</text:p>
          </table:table-cell>
          <table:table-cell table:style-name="ce57" office:value-type="float" office:value="8854" calcext:value-type="float">
            <text:p><text:s text:c="3"/>8,854</text:p>
          </table:table-cell>
          <table:table-cell table:style-name="ce57" office:value-type="float" office:value="8160" calcext:value-type="float">
            <text:p><text:s text:c="3"/>8,160</text:p>
          </table:table-cell>
          <table:table-cell table:style-name="ce57" office:value-type="float" office:value="366" calcext:value-type="float">
            <text:p><text:s text:c="3"/>366</text:p>
          </table:table-cell>
          <table:table-cell table:style-name="ce57" office:value-type="float" office:value="343" calcext:value-type="float">
            <text:p><text:s text:c="3"/>343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328" calcext:value-type="float">
            <text:p><text:s text:c="3"/>328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57" office:value-type="float" office:value="152" calcext:value-type="float">
            <text:p><text:s text:c="3"/>152</text:p>
          </table:table-cell>
          <table:table-cell table:style-name="ce57" office:value-type="float" office:value="149" calcext:value-type="float">
            <text:p><text:s text:c="3"/>149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81" calcext:value-type="float">
            <text:p><text:s text:c="3"/>4,481</text:p>
          </table:table-cell>
          <table:table-cell table:style-name="ce58" office:value-type="float" office:value="4349" calcext:value-type="float">
            <text:p><text:s text:c="3"/>4,349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4427" calcext:value-type="float">
            <text:p><text:s text:c="3"/>4,427</text:p>
          </table:table-cell>
          <table:table-cell table:style-name="ce58" office:value-type="float" office:value="4296" calcext:value-type="float">
            <text:p><text:s text:c="3"/>4,296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525" calcext:value-type="float">
            <text:p><text:s text:c="3"/>4,525</text:p>
          </table:table-cell>
          <table:table-cell table:style-name="ce58" office:value-type="float" office:value="3960" calcext:value-type="float">
            <text:p><text:s text:c="3"/>3,960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427" calcext:value-type="float">
            <text:p><text:s text:c="3"/>4,427</text:p>
          </table:table-cell>
          <table:table-cell table:style-name="ce58" office:value-type="float" office:value="3864" calcext:value-type="float">
            <text:p><text:s text:c="3"/>3,864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style-name="ce59" office:value-type="float" office:value="8309" calcext:value-type="float">
            <text:p><text:s text:c="3"/>8,309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60" calcext:value-type="float">
            <text:p><text:s text:c="3"/>3,960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4" calcext:value-type="float">
            <text:p><text:s text:c="3"/>3,864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35.9191065499547" calcext:value-type="float">
            <text:p>35.92</text:p>
          </table:table-cell>
          <table:table-cell table:style-name="ce61" office:value-type="float" office:value="34.995938261576" calcext:value-type="float">
            <text:p>35.00</text:p>
          </table:table-cell>
          <table:table-cell table:style-name="ce61" office:value-type="float" office:value="38.1132075471698" calcext:value-type="float">
            <text:p>38.11</text:p>
          </table:table-cell>
          <table:table-cell table:style-name="ce61" office:value-type="float" office:value="40.5737704918033" calcext:value-type="float">
            <text:p>40.57</text:p>
          </table:table-cell>
          <table:table-cell table:style-name="ce61" office:value-type="float" office:value="9.52380952380952" calcext:value-type="float">
            <text:p>9.52</text:p>
          </table:table-cell>
          <table:table-cell table:style-name="ce61" office:value-type="float" office:value="60.6796116504854" calcext:value-type="float">
            <text:p>60.68</text:p>
          </table:table-cell>
          <table:table-cell table:style-name="ce61" office:value-type="float" office:value="55.952380952381" calcext:value-type="float">
            <text:p>55.95</text:p>
          </table:table-cell>
          <table:table-cell table:style-name="ce61" office:value-type="float" office:value="81.5789473684211" calcext:value-type="float">
            <text:p>81.58</text:p>
          </table:table-cell>
          <table:table-cell table:style-name="ce61" office:value-type="float" office:value="35.9226281854467" calcext:value-type="float">
            <text:p>35.92</text:p>
          </table:table-cell>
          <table:table-cell table:style-name="ce61" office:value-type="float" office:value="34.9652662917631" calcext:value-type="float">
            <text:p>34.97</text:p>
          </table:table-cell>
          <table:table-cell table:style-name="ce61" office:value-type="float" office:value="38.1132075471698" calcext:value-type="float">
            <text:p>38.11</text:p>
          </table:table-cell>
          <table:table-cell table:style-name="ce61" office:value-type="float" office:value="40.5737704918033" calcext:value-type="float">
            <text:p>40.57</text:p>
          </table:table-cell>
          <table:table-cell table:style-name="ce61" office:value-type="float" office:value="9.52380952380952" calcext:value-type="float">
            <text:p>9.52</text:p>
          </table:table-cell>
          <table:table-cell table:style-name="ce61" office:value-type="float" office:value="61.576354679803" calcext:value-type="float">
            <text:p>61.58</text:p>
          </table:table-cell>
          <table:table-cell table:style-name="ce61" office:value-type="float" office:value="57.8313253012048" calcext:value-type="float">
            <text:p>57.83</text:p>
          </table:table-cell>
          <table:table-cell table:style-name="ce61" office:value-type="float" office:value="78.3783783783784" calcext:value-type="float">
            <text:p>78.38</text:p>
          </table:table-cell>
          <table:table-cell table:style-name="ce61" office:value-type="float" office:value="35.7142857142857" calcext:value-type="float">
            <text:p>35.71</text:p>
          </table:table-cell>
          <table:table-cell table:style-name="ce61" office:value-type="float" office:value="36.697247706422" calcext:value-type="float">
            <text:p>36.70</text:p>
          </table:table-cell>
          <table:table-cell table:number-columns-repeated="3" table:style-name="ce61" office:value-type="string" calcext:value-type="string">
            <text:p>--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-100" calcext:value-type="float">
            <text:p>–100.00</text:p>
          </table:table-cell>
          <table:table-cell table:style-name="ce61" office:value-type="float" office:value="200" calcext:value-type="float">
            <text:p>2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36.4079147640791" calcext:value-type="float">
            <text:p>36.41</text:p>
          </table:table-cell>
          <table:table-cell table:style-name="ce62" office:value-type="float" office:value="35.90625" calcext:value-type="float">
            <text:p>35.91</text:p>
          </table:table-cell>
          <table:table-cell table:style-name="ce62" office:value-type="float" office:value="2.56410256410256" calcext:value-type="float">
            <text:p>2.56</text:p>
          </table:table-cell>
          <table:table-cell table:style-name="ce62" office:value-type="float" office:value="3.44827586206897" calcext:value-type="float">
            <text:p>3.45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00" calcext:value-type="float">
            <text:p>100.00</text:p>
          </table:table-cell>
          <table:table-cell table:style-name="ce62" office:value-type="float" office:value="66.6666666666667" calcext:value-type="float">
            <text:p>66.67</text:p>
          </table:table-cell>
          <table:table-cell table:style-name="ce62" office:value-type="float" office:value="121.428571428571" calcext:value-type="float">
            <text:p>121.43</text:p>
          </table:table-cell>
          <table:table-cell table:style-name="ce62" office:value-type="float" office:value="35.9226281854467" calcext:value-type="float">
            <text:p>35.92</text:p>
          </table:table-cell>
          <table:table-cell table:style-name="ce62" office:value-type="float" office:value="35.4350567465322" calcext:value-type="float">
            <text:p>35.44</text:p>
          </table:table-cell>
          <table:table-cell table:style-name="ce62" office:value-type="float" office:value="2.56410256410256" calcext:value-type="float">
            <text:p>2.56</text:p>
          </table:table-cell>
          <table:table-cell table:style-name="ce62" office:value-type="float" office:value="3.44827586206897" calcext:value-type="float">
            <text:p>3.45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97.8260869565217" calcext:value-type="float">
            <text:p>97.83</text:p>
          </table:table-cell>
          <table:table-cell table:style-name="ce62" office:value-type="float" office:value="66.6666666666667" calcext:value-type="float">
            <text:p>66.67</text:p>
          </table:table-cell>
          <table:table-cell table:style-name="ce62" office:value-type="float" office:value="117.857142857143" calcext:value-type="float">
            <text:p>117.86</text:p>
          </table:table-cell>
          <table:table-cell table:style-name="ce62" office:value-type="float" office:value="92.8571428571429" calcext:value-type="float">
            <text:p>92.86</text:p>
          </table:table-cell>
          <table:table-cell table:style-name="ce62" office:value-type="float" office:value="89.2857142857143" calcext:value-type="float">
            <text:p>89.29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35.4384914696199" calcext:value-type="float">
            <text:p>35.44</text:p>
          </table:table-cell>
          <table:table-cell table:style-name="ce63" office:value-type="float" office:value="34.010152284264" calcext:value-type="float">
            <text:p>34.01</text:p>
          </table:table-cell>
          <table:table-cell table:style-name="ce63" office:value-type="float" office:value="44.2477876106195" calcext:value-type="float">
            <text:p>44.25</text:p>
          </table:table-cell>
          <table:table-cell table:style-name="ce63" office:value-type="float" office:value="45.5813953488372" calcext:value-type="float">
            <text:p>45.58</text:p>
          </table:table-cell>
          <table:table-cell table:style-name="ce63" office:value-type="float" office:value="18.1818181818182" calcext:value-type="float">
            <text:p>18.18</text:p>
          </table:table-cell>
          <table:table-cell table:style-name="ce63" office:value-type="float" office:value="49.375" calcext:value-type="float">
            <text:p>49.38</text:p>
          </table:table-cell>
          <table:table-cell table:style-name="ce63" office:value-type="float" office:value="54.6666666666667" calcext:value-type="float">
            <text:p>54.67</text:p>
          </table:table-cell>
          <table:table-cell table:style-name="ce63" office:value-type="float" office:value="-30" calcext:value-type="float">
            <text:p>–30.00</text:p>
          </table:table-cell>
          <table:table-cell table:style-name="ce63" office:value-type="float" office:value="35.9226281854467" calcext:value-type="float">
            <text:p>35.92</text:p>
          </table:table-cell>
          <table:table-cell table:style-name="ce63" office:value-type="float" office:value="34.446764091858" calcext:value-type="float">
            <text:p>34.45</text:p>
          </table:table-cell>
          <table:table-cell table:style-name="ce63" office:value-type="float" office:value="44.2477876106195" calcext:value-type="float">
            <text:p>44.25</text:p>
          </table:table-cell>
          <table:table-cell table:style-name="ce63" office:value-type="float" office:value="45.5813953488372" calcext:value-type="float">
            <text:p>45.58</text:p>
          </table:table-cell>
          <table:table-cell table:style-name="ce63" office:value-type="float" office:value="18.1818181818182" calcext:value-type="float">
            <text:p>18.18</text:p>
          </table:table-cell>
          <table:table-cell table:style-name="ce63" office:value-type="float" office:value="50.9554140127389" calcext:value-type="float">
            <text:p>50.96</text:p>
          </table:table-cell>
          <table:table-cell table:style-name="ce63" office:value-type="float" office:value="56.7567567567568" calcext:value-type="float">
            <text:p>56.76</text:p>
          </table:table-cell>
          <table:table-cell table:style-name="ce63" office:value-type="float" office:value="-44.4444444444444" calcext:value-type="float">
            <text:p>–44.44</text:p>
          </table:table-cell>
          <table:table-cell table:style-name="ce63" office:value-type="float" office:value="16.6666666666667" calcext:value-type="float">
            <text:p>16.67</text:p>
          </table:table-cell>
          <table:table-cell table:style-name="ce63" office:value-type="float" office:value="18.5185185185185" calcext:value-type="float">
            <text:p>18.52</text:p>
          </table:table-cell>
          <table:table-cell table:number-columns-repeated="3" table:style-name="ce63" office:value-type="string" calcext:value-type="string">
            <text:p>--</text:p>
          </table:table-cell>
          <table:table-cell table:style-name="ce63" office:value-type="float" office:value="-33.3333333333333" calcext:value-type="float">
            <text:p>–33.33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float" office:value="100" calcext:value-type="float">
            <text:p>100.00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4.06748324474232" calcext:value-type="float">
            <text:p>4.07</text:p>
          </table:table-cell>
          <table:table-cell table:style-name="ce64" office:value-type="float" office:value="3.10212185134632" calcext:value-type="float">
            <text:p>3.10</text:p>
          </table:table-cell>
          <table:table-cell table:style-name="ce64" office:value-type="float" office:value="24.4897959183673" calcext:value-type="float">
            <text:p>24.49</text:p>
          </table:table-cell>
          <table:table-cell table:style-name="ce64" office:value-type="float" office:value="26.1029411764706" calcext:value-type="float">
            <text:p>26.10</text:p>
          </table:table-cell>
          <table:table-cell table:style-name="ce64" office:value-type="float" office:value="4.54545454545455" calcext:value-type="float">
            <text:p>4.55</text:p>
          </table:table-cell>
          <table:table-cell table:style-name="ce64" office:value-type="float" office:value="9.96677740863787" calcext:value-type="float">
            <text:p>9.97</text:p>
          </table:table-cell>
          <table:table-cell table:style-name="ce64" office:value-type="float" office:value="6.93877551020408" calcext:value-type="float">
            <text:p>6.94</text:p>
          </table:table-cell>
          <table:table-cell table:style-name="ce64" office:value-type="float" office:value="23.2142857142857" calcext:value-type="float">
            <text:p>23.21</text:p>
          </table:table-cell>
          <table:table-cell table:style-name="ce64" office:value-type="float" office:value="4.23828584883447" calcext:value-type="float">
            <text:p>4.24</text:p>
          </table:table-cell>
          <table:table-cell table:style-name="ce64" office:value-type="float" office:value="3.27806606758638" calcext:value-type="float">
            <text:p>3.28</text:p>
          </table:table-cell>
          <table:table-cell table:style-name="ce64" office:value-type="float" office:value="24.4897959183673" calcext:value-type="float">
            <text:p>24.49</text:p>
          </table:table-cell>
          <table:table-cell table:style-name="ce64" office:value-type="float" office:value="26.1029411764706" calcext:value-type="float">
            <text:p>26.10</text:p>
          </table:table-cell>
          <table:table-cell table:style-name="ce64" office:value-type="float" office:value="4.54545454545455" calcext:value-type="float">
            <text:p>4.55</text:p>
          </table:table-cell>
          <table:table-cell table:style-name="ce64" office:value-type="float" office:value="9.69899665551839" calcext:value-type="float">
            <text:p>9.70</text:p>
          </table:table-cell>
          <table:table-cell table:style-name="ce64" office:value-type="float" office:value="7.37704918032787" calcext:value-type="float">
            <text:p>7.38</text:p>
          </table:table-cell>
          <table:table-cell table:style-name="ce64" office:value-type="float" office:value="20" calcext:value-type="float">
            <text:p>20.00</text:p>
          </table:table-cell>
          <table:table-cell table:style-name="ce64" office:value-type="float" office:value="-5" calcext:value-type="float">
            <text:p>–5.00</text:p>
          </table:table-cell>
          <table:table-cell table:style-name="ce64" office:value-type="float" office:value="-5.69620253164557" calcext:value-type="float">
            <text:p>–5.70</text:p>
          </table:table-cell>
          <table:table-cell table:number-columns-repeated="3" table:style-name="ce64" office:value-type="string" calcext:value-type="string">
            <text:p>--</text:p>
          </table:table-cell>
          <table:table-cell table:style-name="ce64" office:value-type="float" office:value="50" calcext:value-type="float">
            <text:p>50.00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float" office:value="200" calcext:value-type="float">
            <text:p>2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4.2335426843452" calcext:value-type="float">
            <text:p>4.23</text:p>
          </table:table-cell>
          <table:table-cell table:style-name="ce62" office:value-type="float" office:value="3.57227911407478" calcext:value-type="float">
            <text:p>3.57</text:p>
          </table:table-cell>
          <table:table-cell table:style-name="ce62" office:value-type="float" office:value="29.0322580645161" calcext:value-type="float">
            <text:p>29.03</text:p>
          </table:table-cell>
          <table:table-cell table:style-name="ce62" office:value-type="float" office:value="42.8571428571429" calcext:value-type="float">
            <text:p>42.86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33.3333333333333" calcext:value-type="float">
            <text:p>33.33</text:p>
          </table:table-cell>
          <table:table-cell table:style-name="ce62" office:value-type="float" office:value="36.3636363636364" calcext:value-type="float">
            <text:p>36.36</text:p>
          </table:table-cell>
          <table:table-cell table:style-name="ce62" office:value-type="float" office:value="31.9148936170213" calcext:value-type="float">
            <text:p>31.91</text:p>
          </table:table-cell>
          <table:table-cell table:style-name="ce62" office:value-type="float" office:value="4.23828584883447" calcext:value-type="float">
            <text:p>4.24</text:p>
          </table:table-cell>
          <table:table-cell table:style-name="ce62" office:value-type="float" office:value="3.56798457087753" calcext:value-type="float">
            <text:p>3.57</text:p>
          </table:table-cell>
          <table:table-cell table:style-name="ce62" office:value-type="float" office:value="29.0322580645161" calcext:value-type="float">
            <text:p>29.03</text:p>
          </table:table-cell>
          <table:table-cell table:style-name="ce62" office:value-type="float" office:value="42.8571428571429" calcext:value-type="float">
            <text:p>42.86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33.8235294117647" calcext:value-type="float">
            <text:p>33.82</text:p>
          </table:table-cell>
          <table:table-cell table:style-name="ce62" office:value-type="float" office:value="36.3636363636364" calcext:value-type="float">
            <text:p>36.36</text:p>
          </table:table-cell>
          <table:table-cell table:style-name="ce62" office:value-type="float" office:value="32.6086956521739" calcext:value-type="float">
            <text:p>32.61</text:p>
          </table:table-cell>
          <table:table-cell table:style-name="ce62" office:value-type="float" office:value="3.84615384615385" calcext:value-type="float">
            <text:p>3.85</text:p>
          </table:table-cell>
          <table:table-cell table:style-name="ce62" office:value-type="float" office:value="3.92156862745098" calcext:value-type="float">
            <text:p>3.92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3.90355912743972" calcext:value-type="float">
            <text:p>3.90</text:p>
          </table:table-cell>
          <table:table-cell table:style-name="ce63" office:value-type="float" office:value="2.59067357512953" calcext:value-type="float">
            <text:p>2.59</text:p>
          </table:table-cell>
          <table:table-cell table:style-name="ce63" office:value-type="float" office:value="23.9543726235741" calcext:value-type="float">
            <text:p>23.95</text:p>
          </table:table-cell>
          <table:table-cell table:style-name="ce63" office:value-type="float" office:value="24.7011952191235" calcext:value-type="float">
            <text:p>24.70</text:p>
          </table:table-cell>
          <table:table-cell table:style-name="ce63" office:value-type="float" office:value="8.33333333333333" calcext:value-type="float">
            <text:p>8.33</text:p>
          </table:table-cell>
          <table:table-cell table:style-name="ce63" office:value-type="float" office:value="3.01724137931034" calcext:value-type="float">
            <text:p>3.02</text:p>
          </table:table-cell>
          <table:table-cell table:style-name="ce63" office:value-type="float" office:value="4.03587443946188" calcext:value-type="float">
            <text:p>4.04</text:p>
          </table:table-cell>
          <table:table-cell table:style-name="ce63" office:value-type="float" office:value="-22.2222222222222" calcext:value-type="float">
            <text:p>–22.22</text:p>
          </table:table-cell>
          <table:table-cell table:style-name="ce63" office:value-type="float" office:value="4.23828584883447" calcext:value-type="float">
            <text:p>4.24</text:p>
          </table:table-cell>
          <table:table-cell table:style-name="ce63" office:value-type="float" office:value="2.95763389288569" calcext:value-type="float">
            <text:p>2.96</text:p>
          </table:table-cell>
          <table:table-cell table:style-name="ce63" office:value-type="float" office:value="23.9543726235741" calcext:value-type="float">
            <text:p>23.95</text:p>
          </table:table-cell>
          <table:table-cell table:style-name="ce63" office:value-type="float" office:value="24.7011952191235" calcext:value-type="float">
            <text:p>24.70</text:p>
          </table:table-cell>
          <table:table-cell table:style-name="ce63" office:value-type="float" office:value="8.33333333333333" calcext:value-type="float">
            <text:p>8.33</text:p>
          </table:table-cell>
          <table:table-cell table:style-name="ce63" office:value-type="float" office:value="2.5974025974026" calcext:value-type="float">
            <text:p>2.60</text:p>
          </table:table-cell>
          <table:table-cell table:style-name="ce63" office:value-type="float" office:value="4.50450450450451" calcext:value-type="float">
            <text:p>4.50</text:p>
          </table:table-cell>
          <table:table-cell table:style-name="ce63" office:value-type="float" office:value="-44.4444444444444" calcext:value-type="float">
            <text:p>–44.44</text:p>
          </table:table-cell>
          <table:table-cell table:style-name="ce63" office:value-type="float" office:value="-9.25925925925926" calcext:value-type="float">
            <text:p>–9.26</text:p>
          </table:table-cell>
          <table:table-cell table:style-name="ce63" office:value-type="float" office:value="-10.2803738317757" calcext:value-type="float">
            <text:p>–10.28</text:p>
          </table:table-cell>
          <table:table-cell table:number-columns-repeated="3" table:style-name="ce63" office:value-type="string" calcext:value-type="string">
            <text:p>--</text:p>
          </table:table-cell>
          <table:table-cell table:style-name="ce63" office:value-type="float" office:value="100" calcext:value-type="float">
            <text:p>100.00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3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3年1月份" calcext:value-type="string">
              <text:p><text:s/>中華民國113年1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006" calcext:value-type="float">
            <text:p><text:s text:c="3"/>9,006</text:p>
          </table:table-cell>
          <table:table-cell table:style-name="ce54" office:value-type="float" office:value="8309" calcext:value-type="float">
            <text:p><text:s text:c="3"/>8,309</text:p>
          </table:table-cell>
          <table:table-cell table:style-name="ce54" office:value-type="float" office:value="366" calcext:value-type="float">
            <text:p><text:s text:c="3"/>366</text:p>
          </table:table-cell>
          <table:table-cell table:style-name="ce54" office:value-type="float" office:value="343" calcext:value-type="float">
            <text:p><text:s text:c="3"/>343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331" calcext:value-type="float">
            <text:p><text:s text:c="3"/>331</text:p>
          </table:table-cell>
          <table:table-cell table:style-name="ce54" office:value-type="float" office:value="262" calcext:value-type="float">
            <text:p><text:s text:c="3"/>262</text:p>
          </table:table-cell>
          <table:table-cell table:style-name="ce54" office:value-type="float" office:value="69" calcext:value-type="float">
            <text:p><text:s text:c="3"/>69</text:p>
          </table:table-cell>
          <table:table-cell table:style-name="ce54" office:value-type="float" office:value="8854" calcext:value-type="float">
            <text:p><text:s text:c="3"/>8,854</text:p>
          </table:table-cell>
          <table:table-cell table:style-name="ce54" office:value-type="float" office:value="8160" calcext:value-type="float">
            <text:p><text:s text:c="3"/>8,160</text:p>
          </table:table-cell>
          <table:table-cell table:style-name="ce54" office:value-type="float" office:value="366" calcext:value-type="float">
            <text:p><text:s text:c="3"/>366</text:p>
          </table:table-cell>
          <table:table-cell table:style-name="ce54" office:value-type="float" office:value="343" calcext:value-type="float">
            <text:p><text:s text:c="3"/>343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328" calcext:value-type="float">
            <text:p><text:s text:c="3"/>328</text:p>
          </table:table-cell>
          <table:table-cell table:style-name="ce54" office:value-type="float" office:value="262" calcext:value-type="float">
            <text:p><text:s text:c="3"/>262</text:p>
          </table:table-cell>
          <table:table-cell table:style-name="ce54" office:value-type="float" office:value="66" calcext:value-type="float">
            <text:p><text:s text:c="3"/>66</text:p>
          </table:table-cell>
          <table:table-cell table:style-name="ce54" office:value-type="float" office:value="152" calcext:value-type="float">
            <text:p><text:s text:c="3"/>152</text:p>
          </table:table-cell>
          <table:table-cell table:style-name="ce54" office:value-type="float" office:value="149" calcext:value-type="float">
            <text:p><text:s text:c="3"/>149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481" calcext:value-type="float">
            <text:p><text:s text:c="3"/>4,481</text:p>
          </table:table-cell>
          <table:table-cell table:style-name="ce51" office:value-type="float" office:value="4349" calcext:value-type="float">
            <text:p><text:s text:c="3"/>4,349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92" calcext:value-type="float">
            <text:p><text:s text:c="3"/>92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4427" calcext:value-type="float">
            <text:p><text:s text:c="3"/>4,427</text:p>
          </table:table-cell>
          <table:table-cell table:style-name="ce51" office:value-type="float" office:value="4296" calcext:value-type="float">
            <text:p><text:s text:c="3"/>4,296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525" calcext:value-type="float">
            <text:p><text:s text:c="3"/>4,525</text:p>
          </table:table-cell>
          <table:table-cell table:style-name="ce52" office:value-type="float" office:value="3960" calcext:value-type="float">
            <text:p><text:s text:c="3"/>3,960</text:p>
          </table:table-cell>
          <table:table-cell table:style-name="ce52" office:value-type="float" office:value="326" calcext:value-type="float">
            <text:p><text:s text:c="3"/>326</text:p>
          </table:table-cell>
          <table:table-cell table:style-name="ce52" office:value-type="float" office:value="313" calcext:value-type="float">
            <text:p><text:s text:c="3"/>313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4427" calcext:value-type="float">
            <text:p><text:s text:c="3"/>4,427</text:p>
          </table:table-cell>
          <table:table-cell table:style-name="ce52" office:value-type="float" office:value="3864" calcext:value-type="float">
            <text:p><text:s text:c="3"/>3,864</text:p>
          </table:table-cell>
          <table:table-cell table:style-name="ce52" office:value-type="float" office:value="326" calcext:value-type="float">
            <text:p><text:s text:c="3"/>326</text:p>
          </table:table-cell>
          <table:table-cell table:style-name="ce52" office:value-type="float" office:value="313" calcext:value-type="float">
            <text:p><text:s text:c="3"/>313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237" calcext:value-type="float">
            <text:p><text:s text:c="3"/>237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96" calcext:value-type="float">
            <text:p><text:s text:c="3"/>96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472" calcext:value-type="float">
            <text:p><text:s text:c="3"/>1,472</text:p>
          </table:table-cell>
          <table:table-cell table:style-name="ce54" office:value-type="float" office:value="1356" calcext:value-type="float">
            <text:p><text:s text:c="3"/>1,356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1454" calcext:value-type="float">
            <text:p><text:s text:c="3"/>1,454</text:p>
          </table:table-cell>
          <table:table-cell table:style-name="ce54" office:value-type="float" office:value="1338" calcext:value-type="float">
            <text:p><text:s text:c="3"/>1,338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710" calcext:value-type="float">
            <text:p><text:s text:c="3"/>710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727" calcext:value-type="float">
            <text:p><text:s text:c="3"/>727</text:p>
          </table:table-cell>
          <table:table-cell table:style-name="ce51" office:value-type="float" office:value="702" calcext:value-type="float">
            <text:p><text:s text:c="3"/>702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37" calcext:value-type="float">
            <text:p><text:s text:c="3"/>737</text:p>
          </table:table-cell>
          <table:table-cell table:style-name="ce52" office:value-type="float" office:value="646" calcext:value-type="float">
            <text:p><text:s text:c="3"/>646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39" calcext:value-type="float">
            <text:p><text:s text:c="3"/>3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27" calcext:value-type="float">
            <text:p><text:s text:c="3"/>727</text:p>
          </table:table-cell>
          <table:table-cell table:style-name="ce52" office:value-type="float" office:value="636" calcext:value-type="float">
            <text:p><text:s text:c="3"/>636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39" calcext:value-type="float">
            <text:p><text:s text:c="3"/>39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838" calcext:value-type="float">
            <text:p><text:s text:c="3"/>838</text:p>
          </table:table-cell>
          <table:table-cell table:style-name="ce54" office:value-type="float" office:value="749" calcext:value-type="float">
            <text:p><text:s text:c="3"/>749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824" calcext:value-type="float">
            <text:p><text:s text:c="3"/>824</text:p>
          </table:table-cell>
          <table:table-cell table:style-name="ce54" office:value-type="float" office:value="736" calcext:value-type="float">
            <text:p><text:s text:c="3"/>736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12" calcext:value-type="float">
            <text:p><text:s text:c="3"/>412</text:p>
          </table:table-cell>
          <table:table-cell table:style-name="ce51" office:value-type="float" office:value="382" calcext:value-type="float">
            <text:p><text:s text:c="3"/>38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412" calcext:value-type="float">
            <text:p><text:s text:c="3"/>412</text:p>
          </table:table-cell>
          <table:table-cell table:style-name="ce51" office:value-type="float" office:value="382" calcext:value-type="float">
            <text:p><text:s text:c="3"/>38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26" calcext:value-type="float">
            <text:p><text:s text:c="3"/>426</text:p>
          </table:table-cell>
          <table:table-cell table:style-name="ce52" office:value-type="float" office:value="367" calcext:value-type="float">
            <text:p><text:s text:c="3"/>367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12" calcext:value-type="float">
            <text:p><text:s text:c="3"/>412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06" calcext:value-type="float">
            <text:p><text:s text:c="3"/>1,006</text:p>
          </table:table-cell>
          <table:table-cell table:style-name="ce54" office:value-type="float" office:value="930" calcext:value-type="float">
            <text:p><text:s text:c="3"/>930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988" calcext:value-type="float">
            <text:p><text:s text:c="3"/>988</text:p>
          </table:table-cell>
          <table:table-cell table:style-name="ce54" office:value-type="float" office:value="912" calcext:value-type="float">
            <text:p><text:s text:c="3"/>912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00" calcext:value-type="float">
            <text:p><text:s text:c="3"/>500</text:p>
          </table:table-cell>
          <table:table-cell table:style-name="ce51" office:value-type="float" office:value="482" calcext:value-type="float">
            <text:p><text:s text:c="3"/>482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94" calcext:value-type="float">
            <text:p><text:s text:c="3"/>494</text:p>
          </table:table-cell>
          <table:table-cell table:style-name="ce51" office:value-type="float" office:value="476" calcext:value-type="float">
            <text:p><text:s text:c="3"/>476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06" calcext:value-type="float">
            <text:p><text:s text:c="3"/>506</text:p>
          </table:table-cell>
          <table:table-cell table:style-name="ce52" office:value-type="float" office:value="448" calcext:value-type="float">
            <text:p><text:s text:c="3"/>448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94" calcext:value-type="float">
            <text:p><text:s text:c="3"/>494</text:p>
          </table:table-cell>
          <table:table-cell table:style-name="ce52" office:value-type="float" office:value="436" calcext:value-type="float">
            <text:p><text:s text:c="3"/>436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50" calcext:value-type="float">
            <text:p><text:s text:c="3"/>1,150</text:p>
          </table:table-cell>
          <table:table-cell table:style-name="ce54" office:value-type="float" office:value="1071" calcext:value-type="float">
            <text:p><text:s text:c="3"/>1,071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136" calcext:value-type="float">
            <text:p><text:s text:c="3"/>1,136</text:p>
          </table:table-cell>
          <table:table-cell table:style-name="ce54" office:value-type="float" office:value="1057" calcext:value-type="float">
            <text:p><text:s text:c="3"/>1,057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72" calcext:value-type="float">
            <text:p><text:s text:c="3"/>572</text:p>
          </table:table-cell>
          <table:table-cell table:style-name="ce51" office:value-type="float" office:value="556" calcext:value-type="float">
            <text:p><text:s text:c="3"/>55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68" calcext:value-type="float">
            <text:p><text:s text:c="3"/>568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78" calcext:value-type="float">
            <text:p><text:s text:c="3"/>578</text:p>
          </table:table-cell>
          <table:table-cell table:style-name="ce52" office:value-type="float" office:value="515" calcext:value-type="float">
            <text:p><text:s text:c="3"/>515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68" calcext:value-type="float">
            <text:p><text:s text:c="3"/>568</text:p>
          </table:table-cell>
          <table:table-cell table:style-name="ce52" office:value-type="float" office:value="505" calcext:value-type="float">
            <text:p><text:s text:c="3"/>505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722" calcext:value-type="float">
            <text:p><text:s text:c="3"/>722</text:p>
          </table:table-cell>
          <table:table-cell table:style-name="ce54" office:value-type="float" office:value="675" calcext:value-type="float">
            <text:p><text:s text:c="3"/>675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712" calcext:value-type="float">
            <text:p><text:s text:c="3"/>712</text:p>
          </table:table-cell>
          <table:table-cell table:style-name="ce54" office:value-type="float" office:value="665" calcext:value-type="float">
            <text:p><text:s text:c="3"/>665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56" calcext:value-type="float">
            <text:p><text:s text:c="3"/>356</text:p>
          </table:table-cell>
          <table:table-cell table:style-name="ce51" office:value-type="float" office:value="350" calcext:value-type="float">
            <text:p><text:s text:c="3"/>350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3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64" calcext:value-type="float">
            <text:p><text:s text:c="3"/>364</text:p>
          </table:table-cell>
          <table:table-cell table:style-name="ce52" office:value-type="float" office:value="323" calcext:value-type="float">
            <text:p><text:s text:c="3"/>323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1" calcext:value-type="float">
            <text:p><text:s text:c="3"/>2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56" calcext:value-type="float">
            <text:p><text:s text:c="3"/>356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1" calcext:value-type="float">
            <text:p><text:s text:c="3"/>2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122" calcext:value-type="float">
            <text:p><text:s text:c="3"/>1,122</text:p>
          </table:table-cell>
          <table:table-cell table:style-name="ce54" office:value-type="float" office:value="1041" calcext:value-type="float">
            <text:p><text:s text:c="3"/>1,041</text:p>
          </table:table-cell>
          <table:table-cell table:number-columns-repeated="2" table:style-name="ce54" office:value-type="float" office:value="46" calcext:value-type="float">
            <text:p><text:s text:c="3"/>4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098" calcext:value-type="float">
            <text:p><text:s text:c="3"/>1,098</text:p>
          </table:table-cell>
          <table:table-cell table:style-name="ce54" office:value-type="float" office:value="1018" calcext:value-type="float">
            <text:p><text:s text:c="3"/>1,018</text:p>
          </table:table-cell>
          <table:table-cell table:number-columns-repeated="2" table:style-name="ce54" office:value-type="float" office:value="46" calcext:value-type="float">
            <text:p><text:s text:c="3"/>4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63" calcext:value-type="float">
            <text:p><text:s text:c="3"/>563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14" calcext:value-type="float">
            <text:p><text:s text:c="3"/>1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59" calcext:value-type="float">
            <text:p><text:s text:c="3"/>559</text:p>
          </table:table-cell>
          <table:table-cell table:style-name="ce52" office:value-type="float" office:value="489" calcext:value-type="float">
            <text:p><text:s text:c="3"/>489</text:p>
          </table:table-cell>
          <table:table-cell table:number-columns-repeated="2" table:style-name="ce52" office:value-type="float" office:value="42" calcext:value-type="float">
            <text:p><text:s text:c="3"/>4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49" calcext:value-type="float">
            <text:p><text:s text:c="3"/>549</text:p>
          </table:table-cell>
          <table:table-cell table:style-name="ce52" office:value-type="float" office:value="480" calcext:value-type="float">
            <text:p><text:s text:c="3"/>480</text:p>
          </table:table-cell>
          <table:table-cell table:number-columns-repeated="2" table:style-name="ce52" office:value-type="float" office:value="42" calcext:value-type="float">
            <text:p><text:s text:c="3"/>4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7" calcext:value-type="float">
            <text:p><text:s text:c="3"/>2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9" calcext:value-type="float">
            <text:p><text:s text:c="3"/>9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662" calcext:value-type="float">
            <text:p><text:s text:c="3"/>2,662</text:p>
          </table:table-cell>
          <table:table-cell table:style-name="ce54" office:value-type="float" office:value="2456" calcext:value-type="float">
            <text:p><text:s text:c="3"/>2,456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97" calcext:value-type="float">
            <text:p><text:s text:c="3"/>97</text:p>
          </table:table-cell>
          <table:table-cell table:style-name="ce54" office:value-type="float" office:value="84" calcext:value-type="float">
            <text:p><text:s text:c="3"/>8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2608" calcext:value-type="float">
            <text:p><text:s text:c="3"/>2,608</text:p>
          </table:table-cell>
          <table:table-cell table:style-name="ce54" office:value-type="float" office:value="2403" calcext:value-type="float">
            <text:p><text:s text:c="3"/>2,403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96" calcext:value-type="float">
            <text:p><text:s text:c="3"/>96</text:p>
          </table:table-cell>
          <table:table-cell table:style-name="ce54" office:value-type="float" office:value="84" calcext:value-type="float">
            <text:p><text:s text:c="3"/>84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324" calcext:value-type="float">
            <text:p><text:s text:c="3"/>1,324</text:p>
          </table:table-cell>
          <table:table-cell table:style-name="ce51" office:value-type="float" office:value="1298" calcext:value-type="float">
            <text:p><text:s text:c="3"/>1,298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304" calcext:value-type="float">
            <text:p><text:s text:c="3"/>1,304</text:p>
          </table:table-cell>
          <table:table-cell table:style-name="ce51" office:value-type="float" office:value="1279" calcext:value-type="float">
            <text:p><text:s text:c="3"/>1,279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38" calcext:value-type="float">
            <text:p><text:s text:c="3"/>1,338</text:p>
          </table:table-cell>
          <table:table-cell table:style-name="ce52" office:value-type="float" office:value="1158" calcext:value-type="float">
            <text:p><text:s text:c="3"/>1,158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80" calcext:value-type="float">
            <text:p><text:s text:c="3"/>80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304" calcext:value-type="float">
            <text:p><text:s text:c="3"/>1,304</text:p>
          </table:table-cell>
          <table:table-cell table:style-name="ce52" office:value-type="float" office:value="1124" calcext:value-type="float">
            <text:p><text:s text:c="3"/>1,124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80" calcext:value-type="float">
            <text:p><text:s text:c="3"/>80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34" calcext:value-type="float">
            <text:p><text:s text:c="3"/>3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88" calcext:value-type="float">
            <text:p><text:s text:c="3"/>188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18" calcext:value-type="float">
            <text:p><text:s text:c="3"/>218</text:p>
          </table:table-cell>
          <table:table-cell table:style-name="ce103" office:value-type="float" office:value="207" calcext:value-type="float">
            <text:p><text:s text:c="3"/>207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10" calcext:value-type="float">
            <text:p><text:s text:c="3"/>210</text:p>
          </table:table-cell>
          <table:table-cell table:style-name="ce103" office:value-type="float" office:value="199" calcext:value-type="float">
            <text:p><text:s text:c="3"/>199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3" calcext:value-type="float">
            <text:p><text:s text:c="3"/>113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22" calcext:value-type="float">
            <text:p><text:s text:c="3"/>222</text:p>
          </table:table-cell>
          <table:table-cell table:style-name="ce103" office:value-type="float" office:value="201" calcext:value-type="float">
            <text:p><text:s text:c="3"/>201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16" calcext:value-type="float">
            <text:p><text:s text:c="3"/>216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0" calcext:value-type="float">
            <text:p><text:s text:c="3"/>110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86" calcext:value-type="float">
            <text:p><text:s text:c="3"/>386</text:p>
          </table:table-cell>
          <table:table-cell table:style-name="ce103" office:value-type="float" office:value="359" calcext:value-type="float">
            <text:p><text:s text:c="3"/>359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382" calcext:value-type="float">
            <text:p><text:s text:c="3"/>382</text:p>
          </table:table-cell>
          <table:table-cell table:style-name="ce103" office:value-type="float" office:value="355" calcext:value-type="float">
            <text:p><text:s text:c="3"/>355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style-name="ce103" office:value-type="float" office:value="191" calcext:value-type="float">
            <text:p><text:s text:c="3"/>19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191" calcext:value-type="float">
            <text:p><text:s text:c="3"/>191</text:p>
          </table:table-cell>
          <table:table-cell table:style-name="ce103" office:value-type="float" office:value="187" calcext:value-type="float">
            <text:p><text:s text:c="3"/>18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91" calcext:value-type="float">
            <text:p><text:s text:c="3"/>191</text:p>
          </table:table-cell>
          <table:table-cell table:style-name="ce104" office:value-type="float" office:value="168" calcext:value-type="float">
            <text:p><text:s text:c="3"/>168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91" calcext:value-type="float">
            <text:p><text:s text:c="3"/>191</text:p>
          </table:table-cell>
          <table:table-cell table:style-name="ce104" office:value-type="float" office:value="168" calcext:value-type="float">
            <text:p><text:s text:c="3"/>168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64" calcext:value-type="float">
            <text:p><text:s text:c="3"/>164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20" calcext:value-type="float">
            <text:p><text:s text:c="3"/>220</text:p>
          </table:table-cell>
          <table:table-cell table:style-name="ce138" office:value-type="float" office:value="197" calcext:value-type="float">
            <text:p><text:s text:c="3"/>197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20" calcext:value-type="float">
            <text:p><text:s text:c="3"/>220</text:p>
          </table:table-cell>
          <table:table-cell table:style-name="ce103" office:value-type="float" office:value="197" calcext:value-type="float">
            <text:p><text:s text:c="3"/>197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0" calcext:value-type="float">
            <text:p><text:s text:c="3"/>110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0" calcext:value-type="float">
            <text:p><text:s text:c="3"/>110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8" calcext:value-type="float">
            <text:p><text:s text:c="3"/>188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6" calcext:value-type="float">
            <text:p><text:s text:c="3"/>186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36" calcext:value-type="float">
            <text:p><text:s text:c="3"/>336</text:p>
          </table:table-cell>
          <table:table-cell table:style-name="ce103" office:value-type="float" office:value="314" calcext:value-type="float">
            <text:p><text:s text:c="3"/>314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24" calcext:value-type="float">
            <text:p><text:s text:c="3"/>324</text:p>
          </table:table-cell>
          <table:table-cell table:style-name="ce103" office:value-type="float" office:value="302" calcext:value-type="float">
            <text:p><text:s text:c="3"/>302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64" calcext:value-type="float">
            <text:p><text:s text:c="3"/>164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2" calcext:value-type="float">
            <text:p><text:s text:c="3"/>172</text:p>
          </table:table-cell>
          <table:table-cell table:style-name="ce104" office:value-type="float" office:value="153" calcext:value-type="float">
            <text:p><text:s text:c="3"/>153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62" calcext:value-type="float">
            <text:p><text:s text:c="3"/>162</text:p>
          </table:table-cell>
          <table:table-cell table:style-name="ce104" office:value-type="float" office:value="143" calcext:value-type="float">
            <text:p><text:s text:c="3"/>143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45" calcext:value-type="float">
            <text:p><text:s text:c="3"/>4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3" calcext:value-type="float">
            <text:p><text:s text:c="3"/>4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3" calcext:value-type="float">
            <text:p><text:s text:c="3"/>43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3" calcext:value-type="float">
            <text:p><text:s text:c="3"/>43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47" calcext:value-type="float">
            <text:p><text:s text:c="3"/>147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3" calcext:value-type="float">
            <text:p><text:s text:c="3"/>3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3" calcext:value-type="float">
            <text:p><text:s text:c="3"/>3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style-name="ce104" office:value-type="float" office:value="28" calcext:value-type="float">
            <text:p><text:s text:c="3"/>28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style-name="ce104" office:value-type="float" office:value="28" calcext:value-type="float">
            <text:p><text:s text:c="3"/>28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style-name="ce103" office:value-type="float" office:value="55" calcext:value-type="float">
            <text:p><text:s text:c="3"/>5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style-name="ce103" office:value-type="float" office:value="55" calcext:value-type="float">
            <text:p><text:s text:c="3"/>5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8" calcext:value-type="float">
            <text:p><text:s text:c="3"/>58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10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17" calcext:value-type="float">
            <text:p><text:s text:c="3"/>17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7" calcext:value-type="float">
            <text:p><text:s text:c="3"/>17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10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5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number-columns-repeated="2" table:style-name="ce59" office:value-type="float" office:value="6155" calcext:value-type="float">
            <text:p><text:s text:c="3"/>6,1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number-columns-repeated="2" table:style-name="ce59" office:value-type="float" office:value="6046" calcext:value-type="float">
            <text:p><text:s text:c="3"/>6,04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number-columns-repeated="2" table:style-name="ce59" office:value-type="float" office:value="109" calcext:value-type="float">
            <text:p><text:s text:c="3"/>10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number-columns-repeated="2" table:style-name="ce60" office:value-type="float" office:value="3200" calcext:value-type="float">
            <text:p><text:s text:c="3"/>3,20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3172" calcext:value-type="float">
            <text:p><text:s text:c="3"/>3,1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4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number-columns-repeated="2" table:style-name="ce60" office:value-type="float" office:value="2955" calcext:value-type="float">
            <text:p><text:s text:c="3"/>2,9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2874" calcext:value-type="float">
            <text:p><text:s text:c="3"/>2,87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number-columns-repeated="2" table:style-name="ce59" office:value-type="float" office:value="7524" calcext:value-type="float">
            <text:p><text:s text:c="3"/>7,52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number-columns-repeated="2" table:style-name="ce59" office:value-type="float" office:value="7419" calcext:value-type="float">
            <text:p><text:s text:c="3"/>7,41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5" calcext:value-type="float">
            <text:p><text:s text:c="3"/>105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52" calcext:value-type="float">
            <text:p><text:s text:c="3"/>3,9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928" calcext:value-type="float">
            <text:p><text:s text:c="3"/>3,9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24" calcext:value-type="float">
            <text:p><text:s text:c="3"/>2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72" calcext:value-type="float">
            <text:p><text:s text:c="3"/>3,5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491" calcext:value-type="float">
            <text:p><text:s text:c="3"/>3,49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9665" calcext:value-type="float">
            <text:p><text:s text:c="3"/>9,6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9539" calcext:value-type="float">
            <text:p><text:s text:c="3"/>9,53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218" calcext:value-type="float">
            <text:p><text:s text:c="3"/>218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number-columns-repeated="2" table:style-name="ce59" office:value-type="float" office:value="126" calcext:value-type="float">
            <text:p><text:s text:c="3"/>12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064" calcext:value-type="float">
            <text:p><text:s text:c="3"/>5,0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number-columns-repeated="2" table:style-name="ce60" office:value-type="float" office:value="4569" calcext:value-type="float">
            <text:p><text:s text:c="3"/>4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number-columns-repeated="2" table:style-name="ce60" office:value-type="float" office:value="4475" calcext:value-type="float">
            <text:p><text:s text:c="3"/>4,47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4" calcext:value-type="float">
            <text:p><text:s text:c="3"/>94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7156" calcext:value-type="float">
            <text:p><text:s text:c="3"/>7,1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7078" calcext:value-type="float">
            <text:p><text:s text:c="3"/>7,07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number-columns-repeated="3" table:style-name="ce59" office:value-type="float" office:value="78" calcext:value-type="float">
            <text:p><text:s text:c="3"/>7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3778" calcext:value-type="float">
            <text:p><text:s text:c="3"/>3,77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number-columns-repeated="2" table:style-name="ce60" office:value-type="float" office:value="3378" calcext:value-type="float">
            <text:p><text:s text:c="3"/>3,37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number-columns-repeated="2" table:style-name="ce60" office:value-type="float" office:value="3316" calcext:value-type="float">
            <text:p><text:s text:c="3"/>3,3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62" calcext:value-type="float">
            <text:p><text:s text:c="3"/>6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8775" calcext:value-type="float">
            <text:p><text:s text:c="3"/>8,77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8644" calcext:value-type="float">
            <text:p><text:s text:c="3"/>8,64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68" calcext:value-type="float">
            <text:p><text:s text:c="3"/>4,56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5" calcext:value-type="float">
            <text:p><text:s text:c="3"/>2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4182" calcext:value-type="float">
            <text:p><text:s text:c="3"/>4,1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4076" calcext:value-type="float">
            <text:p><text:s text:c="3"/>4,0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6" calcext:value-type="float">
            <text:p><text:s text:c="3"/>10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3" calcext:value-type="float">
            <text:p><text:s text:c="3"/>8,1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3" table:style-name="ce59" office:value-type="float" office:value="122" calcext:value-type="float">
            <text:p><text:s text:c="3"/>12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348" calcext:value-type="float">
            <text:p><text:s text:c="3"/>4,3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4322" calcext:value-type="float">
            <text:p><text:s text:c="3"/>4,3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number-columns-repeated="3" table:style-name="ce60" office:value-type="float" office:value="26" calcext:value-type="float">
            <text:p><text:s text:c="3"/>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3927" calcext:value-type="float">
            <text:p><text:s text:c="3"/>3,9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3831" calcext:value-type="float">
            <text:p><text:s text:c="3"/>3,83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3" table:style-name="ce60" office:value-type="float" office:value="96" calcext:value-type="float">
            <text:p><text:s text:c="3"/>9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number-columns-repeated="2" table:style-name="ce59" office:value-type="float" office:value="8518" calcext:value-type="float">
            <text:p><text:s text:c="3"/>8,5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number-columns-repeated="2" table:style-name="ce59" office:value-type="float" office:value="8403" calcext:value-type="float">
            <text:p><text:s text:c="3"/>8,4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number-columns-repeated="2" table:style-name="ce59" office:value-type="float" office:value="115" calcext:value-type="float">
            <text:p><text:s text:c="3"/>11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number-columns-repeated="2" table:style-name="ce60" office:value-type="float" office:value="4485" calcext:value-type="float">
            <text:p><text:s text:c="3"/>4,4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4465" calcext:value-type="float">
            <text:p><text:s text:c="3"/>4,4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20" calcext:value-type="float">
            <text:p><text:s text:c="3"/>2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number-columns-repeated="2" table:style-name="ce60" office:value-type="float" office:value="4033" calcext:value-type="float">
            <text:p><text:s text:c="3"/>4,0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number-columns-repeated="2" table:style-name="ce59" office:value-type="float" office:value="8751" calcext:value-type="float">
            <text:p><text:s text:c="3"/>8,75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number-columns-repeated="2" table:style-name="ce59" office:value-type="float" office:value="8595" calcext:value-type="float">
            <text:p><text:s text:c="3"/>8,59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number-columns-repeated="3" table:style-name="ce59" office:value-type="float" office:value="156" calcext:value-type="float">
            <text:p><text:s text:c="3"/>15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number-columns-repeated="2" table:style-name="ce60" office:value-type="float" office:value="4610" calcext:value-type="float">
            <text:p><text:s text:c="3"/>4,6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558" calcext:value-type="float">
            <text:p><text:s text:c="3"/>4,5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3" table:style-name="ce60" office:value-type="float" office:value="52" calcext:value-type="float">
            <text:p><text:s text:c="3"/>5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number-columns-repeated="2" table:style-name="ce60" office:value-type="float" office:value="4141" calcext:value-type="float">
            <text:p><text:s text:c="3"/>4,1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037" calcext:value-type="float">
            <text:p><text:s text:c="3"/>4,03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04" calcext:value-type="float">
            <text:p><text:s text:c="3"/>10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number-columns-repeated="2" table:style-name="ce59" office:value-type="float" office:value="7978" calcext:value-type="float">
            <text:p><text:s text:c="3"/>7,9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number-columns-repeated="2" table:style-name="ce59" office:value-type="float" office:value="7829" calcext:value-type="float">
            <text:p><text:s text:c="3"/>7,82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number-columns-repeated="2" table:style-name="ce60" office:value-type="float" office:value="4189" calcext:value-type="float">
            <text:p><text:s text:c="3"/>4,1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4152" calcext:value-type="float">
            <text:p><text:s text:c="3"/>4,1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number-columns-repeated="2" table:style-name="ce60" office:value-type="float" office:value="3789" calcext:value-type="float">
            <text:p><text:s text:c="3"/>3,7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12" calcext:value-type="float">
            <text:p><text:s text:c="3"/>11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8366" calcext:value-type="float">
            <text:p><text:s text:c="3"/>8,3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number-columns-repeated="3" table:style-name="ce59" office:value-type="float" office:value="152" calcext:value-type="float">
            <text:p><text:s text:c="3"/>15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428" calcext:value-type="float">
            <text:p><text:s text:c="3"/>4,42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4" calcext:value-type="float">
            <text:p><text:s text:c="3"/>4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number-columns-repeated="2" table:style-name="ce60" office:value-type="float" office:value="4046" calcext:value-type="float">
            <text:p><text:s text:c="3"/>4,0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8380" calcext:value-type="float">
            <text:p><text:s text:c="3"/>8,38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8233" calcext:value-type="float">
            <text:p><text:s text:c="3"/>8,23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14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4389" calcext:value-type="float">
            <text:p><text:s text:c="3"/>4,38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14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3" table:style-name="ce60" office:value-type="float" office:value="98" calcext:value-type="float">
            <text:p><text:s text:c="3"/>9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8057" calcext:value-type="float">
            <text:p><text:s text:c="3"/>8,0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7899" calcext:value-type="float">
            <text:p><text:s text:c="3"/>7,89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58" calcext:value-type="float">
            <text:p><text:s text:c="3"/>15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4197" calcext:value-type="float">
            <text:p><text:s text:c="3"/>4,19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4146" calcext:value-type="float">
            <text:p><text:s text:c="3"/>4,1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2" table:style-name="ce60" office:value-type="float" office:value="51" calcext:value-type="float">
            <text:p><text:s text:c="3"/>5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number-columns-repeated="2" table:style-name="ce60" office:value-type="float" office:value="3860" calcext:value-type="float">
            <text:p><text:s text:c="3"/>3,8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number-columns-repeated="2" table:style-name="ce60" office:value-type="float" office:value="3753" calcext:value-type="float">
            <text:p><text:s text:c="3"/>3,7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  <text:p>截至1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006" calcext:value-type="float">
            <text:p><text:s text:c="3"/>9,006</text:p>
          </table:table-cell>
          <table:table-cell table:number-columns-repeated="2" table:style-name="ce57" office:value-type="float" office:value="8309" calcext:value-type="float">
            <text:p><text:s text:c="3"/>8,30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43" calcext:value-type="float">
            <text:p><text:s text:c="3"/>343</text:p>
          </table:table-cell>
          <table:table-cell table:style-name="ce57" office:value-type="float" office:value="157" calcext:value-type="float">
            <text:p><text:s text:c="3"/>157</text:p>
          </table:table-cell>
          <table:table-cell table:style-name="ce57" office:value-type="float" office:value="186" calcext:value-type="float">
            <text:p><text:s text:c="3"/>186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331" calcext:value-type="float">
            <text:p><text:s text:c="3"/>331</text:p>
          </table:table-cell>
          <table:table-cell table:style-name="ce57" office:value-type="float" office:value="165" calcext:value-type="float">
            <text:p><text:s text:c="3"/>165</text:p>
          </table:table-cell>
          <table:table-cell table:style-name="ce57" office:value-type="float" office:value="166" calcext:value-type="float">
            <text:p><text:s text:c="3"/>166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99" calcext:value-type="float">
            <text:p><text:s text:c="3"/>99</text:p>
          </table:table-cell>
          <table:table-cell table:style-name="ce57" office:value-type="float" office:value="69" calcext:value-type="float">
            <text:p><text:s text:c="3"/>69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7" calcext:value-type="float">
            <text:p><text:s text:c="3"/>67</text:p>
          </table:table-cell>
          <table:table-cell table:style-name="ce57" office:value-type="float" office:value="8854" calcext:value-type="float">
            <text:p><text:s text:c="3"/>8,854</text:p>
          </table:table-cell>
          <table:table-cell table:number-columns-repeated="2" table:style-name="ce57" office:value-type="float" office:value="8160" calcext:value-type="float">
            <text:p><text:s text:c="3"/>8,160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43" calcext:value-type="float">
            <text:p><text:s text:c="3"/>343</text:p>
          </table:table-cell>
          <table:table-cell table:style-name="ce57" office:value-type="float" office:value="157" calcext:value-type="float">
            <text:p><text:s text:c="3"/>157</text:p>
          </table:table-cell>
          <table:table-cell table:style-name="ce57" office:value-type="float" office:value="186" calcext:value-type="float">
            <text:p><text:s text:c="3"/>186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328" calcext:value-type="float">
            <text:p><text:s text:c="3"/>328</text:p>
          </table:table-cell>
          <table:table-cell table:style-name="ce57" office:value-type="float" office:value="165" calcext:value-type="float">
            <text:p><text:s text:c="3"/>165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99" calcext:value-type="float">
            <text:p><text:s text:c="3"/>99</text:p>
          </table:table-cell>
          <table:table-cell table:style-name="ce57" office:value-type="float" office:value="66" calcext:value-type="float">
            <text:p><text:s text:c="3"/>6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57" office:value-type="float" office:value="152" calcext:value-type="float">
            <text:p><text:s text:c="3"/>152</text:p>
          </table:table-cell>
          <table:table-cell table:number-columns-repeated="2" table:style-name="ce57" office:value-type="float" office:value="149" calcext:value-type="float">
            <text:p><text:s text:c="3"/>149</text:p>
          </table:table-cell>
          <table:table-cell table:number-columns-repeated="7"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481" calcext:value-type="float">
            <text:p><text:s text:c="3"/>4,481</text:p>
          </table:table-cell>
          <table:table-cell table:number-columns-repeated="2" table:style-name="ce58" office:value-type="float" office:value="4349" calcext:value-type="float">
            <text:p><text:s text:c="3"/>4,34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4427" calcext:value-type="float">
            <text:p><text:s text:c="3"/>4,427</text:p>
          </table:table-cell>
          <table:table-cell table:number-columns-repeated="2" table:style-name="ce58" office:value-type="float" office:value="4296" calcext:value-type="float">
            <text:p><text:s text:c="3"/>4,29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number-columns-repeated="2" table:style-name="ce58" office:value-type="float" office:value="53" calcext:value-type="float">
            <text:p><text:s text:c="3"/>53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525" calcext:value-type="float">
            <text:p><text:s text:c="3"/>4,525</text:p>
          </table:table-cell>
          <table:table-cell table:number-columns-repeated="2" table:style-name="ce58" office:value-type="float" office:value="3960" calcext:value-type="float">
            <text:p><text:s text:c="3"/>3,96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58" office:value-type="float" office:value="164" calcext:value-type="float">
            <text:p><text:s text:c="3"/>164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427" calcext:value-type="float">
            <text:p><text:s text:c="3"/>4,427</text:p>
          </table:table-cell>
          <table:table-cell table:number-columns-repeated="2" table:style-name="ce58" office:value-type="float" office:value="3864" calcext:value-type="float">
            <text:p><text:s text:c="3"/>3,86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58" office:value-type="float" office:value="164" calcext:value-type="float">
            <text:p><text:s text:c="3"/>164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number-columns-repeated="2" table:style-name="ce58" office:value-type="float" office:value="96" calcext:value-type="float">
            <text:p><text:s text:c="3"/>96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number-columns-repeated="2" table:style-name="ce59" office:value-type="float" office:value="8309" calcext:value-type="float">
            <text:p><text:s text:c="3"/>8,30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number-columns-repeated="2" table:style-name="ce59" office:value-type="float" office:value="8160" calcext:value-type="float">
            <text:p><text:s text:c="3"/>8,16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number-columns-repeated="2" table:style-name="ce60" office:value-type="float" office:value="4349" calcext:value-type="float">
            <text:p><text:s text:c="3"/>4,3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4296" calcext:value-type="float">
            <text:p><text:s text:c="3"/>4,29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53" calcext:value-type="float">
            <text:p><text:s text:c="3"/>5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number-columns-repeated="2" table:style-name="ce60" office:value-type="float" office:value="3960" calcext:value-type="float">
            <text:p><text:s text:c="3"/>3,9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4" calcext:value-type="float">
            <text:p><text:s text:c="3"/>3,86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5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468" meta:object-count="0"/>
    <meta:generator>LibreOffice/6.4.7.2$Linux_X86_64 LibreOffice_project/40$Build-2</meta:generator>
  </office:meta>
</office:document-meta>
</file>